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.5021in" fo:margin-left="0in" fo:margin-right="-0.0021in" table:align="margins"/>
    </style:style>
    <style:style style:name="Table1.A" style:family="table-column">
      <style:table-column-properties style:column-width="4.9174in" style:rel-column-width="30687*"/>
    </style:style>
    <style:style style:name="Table1.B" style:family="table-column">
      <style:table-column-properties style:column-width="5.5847in" style:rel-column-width="34848*"/>
    </style:style>
    <style:style style:name="Table1.1" style:family="table-row">
      <style:table-row-properties style:min-row-height="0.25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P1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able_20_Contents" style:list-style-name="L1"/>
    <style:style style:name="P3" style:family="paragraph" style:parent-style-name="Table_20_Contents" style:list-style-name="L2">
      <style:paragraph-properties fo:margin-left="-0.4925in" fo:margin-right="0in" fo:text-indent="0in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 style:list-style-name="L2">
      <style:paragraph-properties fo:margin-left="-0.4925in" fo:margin-right="0in" fo:text-indent="0in" style:auto-text-indent="false"/>
      <style:text-properties style:text-underline-style="none" fo:font-weight="normal" style:font-weight-asian="normal" style:font-weight-complex="normal"/>
    </style:style>
    <style:style style:name="P5" style:family="paragraph" style:parent-style-name="Table_20_Contents" style:list-style-name="L3">
      <style:paragraph-properties fo:margin-left="-0.4925in" fo:margin-right="0in" fo:text-indent="0in" style:auto-text-indent="false"/>
      <style:text-properties style:text-underline-style="none" fo:font-weight="normal" style:font-weight-asian="normal" style:font-weight-complex="normal"/>
    </style:style>
    <style:style style:name="P6" style:family="paragraph" style:parent-style-name="Table_20_Contents">
      <style:paragraph-properties fo:margin-left="0in" fo:margin-right="0in" fo:text-indent="0in" style:auto-text-indent="false"/>
      <style:text-properties style:text-underline-style="none" fo:font-weight="normal" style:font-weight-asian="normal" style:font-weight-complex="normal"/>
    </style:style>
    <style:style style:name="P7" style:family="paragraph" style:parent-style-name="Table_20_Contents"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Writing for the gnd-acet project</text:p>
            <text:p text:style-name="P1"/>
            <text:p text:style-name="Table_20_Contents">- <text:span text:style-name="T1">approach</text:span>: </text:p>
            <text:list text:style-name="L1">
              <text:list-item>
                <text:p text:style-name="P2">start with writing methods (things I did to get the results);</text:p>
              </text:list-item>
              <text:list-item>
                <text:p text:style-name="P2">find the results to show that best tells the story (PMFs with 4 distinguishable states; kinetic analysis with the reaction pathway and rate constants); </text:p>
                <text:list>
                  <text:list-item>
                    <text:p text:style-name="P2">Polishing</text:p>
                  </text:list-item>
                </text:list>
              </text:list-item>
              <text:list-item>
                <text:p text:style-name="P2">conclusions (essentially temperature increase does not drastically effect the association of the ion pair); </text:p>
              </text:list-item>
              <text:list-item>
                <text:p text:style-name="P2">lastly, write the introduction to state the motivation and interest behind doing this study</text:p>
              </text:list-item>
            </text:list>
            <text:p text:style-name="Table_20_Contents"/>
            <text:p text:style-name="Table_20_Contents"/>
            <text:p text:style-name="Table_20_Contents"/>
            <text:p text:style-name="P1">By May 31st, 2007:</text:p>
            <text:p text:style-name="Table_20_Contents">I expect myself to:</text:p>
            <text:p text:style-name="Table_20_Contents">- have the draft for the ion pair study ready</text:p>
            <text:p text:style-name="Table_20_Contents">- have the p450cam simulations running under gromacs</text:p>
            <text:p text:style-name="Table_20_Contents"/>
          </table:table-cell>
          <table:table-cell table:style-name="Table1.B1" office:value-type="string">
            <text:list text:style-name="L2">
              <text:list-header>
                <text:p text:style-name="P3">Cytochrome P450cam project</text:p>
              </text:list-header>
              <text:list-item>
                <text:p text:style-name="P4">Project Obj. : investigate energetics &amp; dynamics of the ion pairs in P450</text:p>
              </text:list-item>
            </text:list>
            <text:list text:style-name="L3">
              <text:list-item>
                <text:p text:style-name="P5">Educate myself about the protein, it's structure, function =&gt; motivation for studying the protein</text:p>
              </text:list-item>
              <text:list-item>
                <text:p text:style-name="P5">Look at what has already been done so far ( studies to date, “state of the art”, what's still open..etc)</text:p>
              </text:list-item>
              <text:list-item>
                <text:p text:style-name="P5">Natural extensions to the prior study (Pomes et al) :</text:p>
                <text:list>
                  <text:list-item>
                    <text:p text:style-name="P5">Extension of simulation to longer timescales (~100 ns)</text:p>
                    <text:list>
                      <text:list-item>
                        <text:p text:style-name="P5">Setup simulation to run with Gromacs 3.3</text:p>
                        <text:list>
                          <text:list-item>
                            <text:p text:style-name="P5">Reasons: faster, <text:s/>simpler &amp; free </text:p>
                          </text:list-item>
                          <text:list-item>
                            <text:p text:style-name="P5">Technical details to get past: <text:line-break/>-&gt; Convert exiting self contained AMBER topology file --&gt; Gromacs topology file (make sure I understand each term in the force field function completely, what are the units used for AMBER, what are the units used for Gromacs; everything else should be up to differences in the format of files containing these parameters)<text:line-break/>-&gt; Charge distribution of Fe of heme</text:p>
                          </text:list-item>
                          <text:list-item>
                            <text:p text:style-name="P5">Verification of correctness: look at the structure visually from the simulation; check energies of structures produce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"/>
            <text:list text:style-name="L3">
              <text:list-item text:start-value="1">
                <text:list>
                  <text:list-item text:start-value="1">
                    <text:p text:style-name="P5">Systematic characterization of association for each salt bridge</text:p>
                    <text:list>
                      <text:list-item>
                        <text:p text:style-name="P5">Compare with the simple ion pair system</text:p>
                      </text:list-item>
                    </text:list>
                  </text:list-item>
                </text:list>
              </text:list-item>
            </text:list>
            <text:p text:style-name="P6"/>
            <text:list text:style-name="L3">
              <text:list-item text:start-value="1">
                <text:list>
                  <text:list-item text:start-value="1">
                    <text:p text:style-name="P5">The bigger picture? Study's application to protein thermostability? <text:s/>(2CPP not thermostable; How does the presence of salt bridges in proteins influence it's thermostability? distribution, clustering of charged pairs?)</text:p>
                  </text:list-item>
                  <text:list-item>
                    <text:p text:style-name="P5">What computational/sampling methods can I apply to my studies?</text:p>
                  </text:list-item>
                </text:list>
              </text:list-item>
            </text:list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If there can exist proteins that have high % of charged residues, and salt bridges, and be non-thermostable, then there must be other factors, perhaps relating to the distribution of these ion pairs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in" fo:page-height="8.5in" style:num-format="1" style:print-orientation="landscape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footer>
        <text:p text:style-name="Footer"><text:date style:data-style-name="N37" text:date-value="2007-05-09T14:30:05.96" text:fixed="true">05/09/07</text:date> 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5-09T11:48:20</meta:creation-date>
    <dc:date>2007-05-10T18:41:33</dc:date>
    <meta:print-date>2007-05-10T18:21:41</meta:print-date>
    <dc:language>en-US</dc:language>
    <meta:editing-cycles>42</meta:editing-cycles>
    <meta:editing-duration>PT3H10M5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27" meta:word-count="334" meta:character-count="2172"/>
  </office:meta>
</office:document-meta>
</file>